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52.55mm"/>
    </style:style>
    <style:style style:name="co6" style:family="table-column">
      <style:table-column-properties fo:break-before="auto" style:column-width="62.35mm"/>
    </style:style>
    <style:style style:name="co7" style:family="table-column">
      <style:table-column-properties fo:break-before="auto" style:column-width="81.42mm"/>
    </style:style>
    <style:style style:name="co8" style:family="table-column">
      <style:table-column-properties fo:break-before="auto" style:column-width="38.1mm"/>
    </style:style>
    <style:style style:name="co9" style:family="table-column">
      <style:table-column-properties fo:break-before="auto" style:column-width="118.99mm"/>
    </style:style>
    <style:style style:name="co10" style:family="table-column">
      <style:table-column-properties fo:break-before="auto" style:column-width="30.43mm"/>
    </style:style>
    <style:style style:name="co11" style:family="table-column">
      <style:table-column-properties fo:break-before="auto" style:column-width="49.55mm"/>
    </style:style>
    <style:style style:name="co12" style:family="table-column">
      <style:table-column-properties fo:break-before="auto" style:column-width="19.84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5.98mm"/>
    </style:style>
    <style:style style:name="co15" style:family="table-column">
      <style:table-column-properties fo:break-before="auto" style:column-width="18.26mm"/>
    </style:style>
    <style:style style:name="co16" style:family="table-column">
      <style:table-column-properties fo:break-before="auto" style:column-width="17.73mm"/>
    </style:style>
    <style:style style:name="co17" style:family="table-column">
      <style:table-column-properties fo:break-before="auto" style:column-width="12.44mm"/>
    </style:style>
    <style:style style:name="co18" style:family="table-column">
      <style:table-column-properties fo:break-before="auto" style:column-width="15.08mm"/>
    </style:style>
    <style:style style:name="co19" style:family="table-column">
      <style:table-column-properties fo:break-before="auto" style:column-width="61.65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le_20_1">
      <style:table-properties table:display="true" style:writing-mode="lr-tb"/>
    </style:style>
    <style:style style:name="ce17" style:family="table-cell" style:parent-style-name="Default">
      <style:table-cell-properties fo:background-color="#fff450" style:vertical-align="middle"/>
      <style:text-properties style:font-name="Ubuntu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style:font-name="Ubuntu" fo:font-size="13pt" style:font-size-asian="13pt" style:font-size-complex="13pt"/>
    </style:style>
    <style:style style:name="ce19" style:family="table-cell" style:parent-style-name="Default">
      <style:text-properties style:font-name="Ubuntu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fo:background-color="#fff45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3pt" style:font-size-asian="13pt" style:font-size-complex="13pt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Default">
      <style:table-cell-properties fo:background-color="#fff450" style:vertical-align="middle"/>
      <style:text-properties style:font-name="Ubuntu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style:font-name="Ubuntu" fo:font-size="13pt" style:font-size-asian="13pt" style:font-size-complex="13pt"/>
    </style:style>
    <style:style style:name="ce15" style:family="table-cell" style:parent-style-name="Default">
      <style:text-properties style:font-name="Ubuntu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6" style:family="table-cell" style:parent-style-name="Default">
      <style:table-cell-properties fo:background-color="#fff45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3pt" style:font-size-asian="13pt" style:font-size-complex="13pt"/>
    </style:style>
    <style:style style:name="ce4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/>
      <style:text-properties style:font-name="Ubuntu" fo:font-size="13pt" style:font-size-asian="13pt" style:font-size-complex="13pt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Default">
      <style:table-cell-properties fo:background-color="#fff450" style:vertical-align="middle"/>
      <style:text-properties style:text-outline="false" style:text-line-through-style="none" style:text-line-through-type="none" style:font-name="Ubuntu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background-color="#dddddd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 style:data-style-name="N0">
      <style:text-properties style:font-name="Ubuntu" fo:font-size="13pt" style:font-size-asian="13pt" style:font-size-complex="13pt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start"/>
      <style:text-properties style:font-name="Ubuntu" fo:font-size="13pt" style:font-size-asian="13pt" style:font-size-complex="13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Ubuntu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font-name-asian="Calade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3pt" style:font-size-asian="13pt" style:font-name-complex="Caladea" style:font-name="Ubuntu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tapes de développement" table:style-name="ta1">
        <office:forms form:automatic-focus="false" form:apply-design-mode="false"/>
        <table:table-column table:style-name="co1" table:default-cell-style-name="ce14"/>
        <table:table-column table:style-name="co1" table:default-cell-style-name="ce4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number-columns-repeated="1015" table:default-cell-style-name="ce14"/>
        <table:table-row table:style-name="ro1">
          <table:table-cell table:style-name="ce13"/>
          <table:table-cell table:style-name="ce16" office:value-type="string" calcext:value-type="string" table:number-columns-spanned="6" table:number-rows-spanned="1">
            <text:p>Etapes de développement</text:p>
          </table:table-cell>
          <table:covered-table-cell table:number-columns-repeated="5" table:style-name="ce13"/>
          <table:table-cell table:style-name="ce13" table:number-columns-repeated="1017"/>
        </table:table-row>
        <table:table-row table:style-name="ro2">
          <table:table-cell/>
          <table:table-cell table:style-name="ce41"/>
          <table:table-cell table:number-columns-repeated="1022"/>
        </table:table-row>
        <table:table-row table:style-name="ro2">
          <table:table-cell table:style-name="ce15"/>
          <table:table-cell table:style-name="ce42" office:value-type="string" calcext:value-type="string">
            <text:p>Numéro</text:p>
          </table:table-cell>
          <table:table-cell table:style-name="ce45" office:value-type="string" calcext:value-type="string" table:number-columns-spanned="3" table:number-rows-spanned="1">
            <text:p>Nom</text:p>
          </table:table-cell>
          <table:covered-table-cell table:number-columns-repeated="2" table:style-name="ce15"/>
          <table:table-cell table:style-name="ce47" office:value-type="string" calcext:value-type="string">
            <text:p>Produit</text:p>
          </table:table-cell>
          <table:table-cell table:style-name="ce47" office:value-type="string" calcext:value-type="string">
            <text:p>Temps</text:p>
          </table:table-cell>
          <table:table-cell table:style-name="ce47" office:value-type="string" calcext:value-type="string">
            <text:p>Agitation</text:p>
          </table:table-cell>
          <table:table-cell table:style-name="ce47" office:value-type="string" calcext:value-type="string">
            <text:p>Ensuite</text:p>
          </table:table-cell>
          <table:table-cell table:style-name="ce15" table:number-columns-repeated="1015"/>
        </table:table-row>
        <table:table-row table:style-name="ro3">
          <table:table-cell/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 table:number-columns-spanned="3" table:number-rows-spanned="1">
            <text:p>Prémouillage</text:p>
          </table:table-cell>
          <table:covered-table-cell table:number-columns-repeated="2"/>
          <table:table-cell table:style-name="ce48" office:value-type="string" calcext:value-type="string">
            <text:p>Eau</text:p>
          </table:table-cell>
          <table:table-cell table:style-name="ce48" office:value-type="string" calcext:value-type="string">
            <text:p>1 min</text:p>
          </table:table-cell>
          <table:table-cell table:style-name="ce48" office:value-type="string" calcext:value-type="string">
            <text:p>15 sec</text:p>
          </table:table-cell>
          <table:table-cell table:style-name="ce4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Révélation</text:p>
          </table:table-cell>
          <table:covered-table-cell table:number-columns-repeated="2"/>
          <table:table-cell table:style-name="ce48" office:value-type="string" calcext:value-type="string">
            <text:p>D76</text:p>
          </table:table-cell>
          <table:table-cell table:style-name="ce48" office:value-type="string" calcext:value-type="string">
            <text:p>1 min</text:p>
          </table:table-cell>
          <table:table-cell table:style-name="ce48" office:value-type="string" calcext:value-type="string">
            <text:p>30 sec + 5s toutes les 30s</text:p>
          </table:table-cell>
          <table:table-cell table:style-name="ce4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 table:number-columns-spanned="3" table:number-rows-spanned="1">
            <text:p>Arrêt</text:p>
          </table:table-cell>
          <table:covered-table-cell table:number-columns-repeated="2"/>
          <table:table-cell table:style-name="ce48" office:value-type="string" calcext:value-type="string">
            <text:p>Bain d'arrêt</text:p>
          </table:table-cell>
          <table:table-cell table:style-name="ce48" office:value-type="string" calcext:value-type="string">
            <text:p>30s</text:p>
          </table:table-cell>
          <table:table-cell table:style-name="ce48" office:value-type="string" calcext:value-type="string">
            <text:p>20s</text:p>
          </table:table-cell>
          <table:table-cell table:style-name="ce4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Fixage</text:p>
          </table:table-cell>
          <table:covered-table-cell table:number-columns-repeated="2"/>
          <table:table-cell table:style-name="ce48" office:value-type="string" calcext:value-type="string">
            <text:p>Fixateur</text:p>
          </table:table-cell>
          <table:table-cell table:style-name="ce48" office:value-type="string" calcext:value-type="string">
            <text:p>De 2 min à 5 min</text:p>
          </table:table-cell>
          <table:table-cell table:style-name="ce48" office:value-type="string" calcext:value-type="string">
            <text:p>30 sec + 5s toutes les 30s</text:p>
          </table:table-cell>
          <table:table-cell table:style-name="ce4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43" office:value-type="float" office:value="5" calcext:value-type="float">
            <text:p>5</text:p>
          </table:table-cell>
          <table:table-cell table:style-name="ce46" office:value-type="string" calcext:value-type="string" table:number-columns-spanned="3" table:number-rows-spanned="1">
            <text:p>Pré Lavage</text:p>
          </table:table-cell>
          <table:covered-table-cell table:number-columns-repeated="2"/>
          <table:table-cell table:style-name="ce48" office:value-type="string" calcext:value-type="string">
            <text:p>Eau</text:p>
          </table:table-cell>
          <table:table-cell table:number-columns-repeated="2" table:style-name="ce48" office:value-type="string" calcext:value-type="string">
            <text:p>2 min</text:p>
          </table:table-cell>
          <table:table-cell table:style-name="ce4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43" office:value-type="float" office:value="7" calcext:value-type="float">
            <text:p>7</text:p>
          </table:table-cell>
          <table:table-cell table:style-name="ce46" office:value-type="string" calcext:value-type="string" table:number-columns-spanned="3" table:number-rows-spanned="1">
            <text:p>Lavage</text:p>
          </table:table-cell>
          <table:covered-table-cell table:number-columns-repeated="2"/>
          <table:table-cell table:style-name="ce48" office:value-type="string" calcext:value-type="string">
            <text:p>Auxiliaire de lavage</text:p>
          </table:table-cell>
          <table:table-cell table:number-columns-repeated="2" table:style-name="ce48" office:value-type="string" calcext:value-type="string">
            <text:p>2 min</text:p>
          </table:table-cell>
          <table:table-cell table:style-name="ce4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43" office:value-type="float" office:value="8" calcext:value-type="float">
            <text:p>8</text:p>
          </table:table-cell>
          <table:table-cell table:style-name="ce46" office:value-type="string" calcext:value-type="string" table:number-columns-spanned="3" table:number-rows-spanned="1">
            <text:p>Rinçage</text:p>
          </table:table-cell>
          <table:covered-table-cell table:number-columns-repeated="2"/>
          <table:table-cell table:style-name="ce48" office:value-type="string" calcext:value-type="string">
            <text:p>Eau</text:p>
          </table:table-cell>
          <table:table-cell table:style-name="ce48" office:value-type="string" calcext:value-type="string">
            <text:p>10 lavages</text:p>
          </table:table-cell>
          <table:table-cell table:style-name="ce48" office:value-type="string" calcext:value-type="string">
            <text:p>10 sec</text:p>
          </table:table-cell>
          <table:table-cell table:style-name="ce48" office:value-type="string" calcext:value-type="string">
            <text:p>Vider la cuv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 table:number-columns-spanned="7" table:number-rows-spanned="1">
            <text:p>Pour toutes les étapes: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46" office:value-type="string" calcext:value-type="string" table:number-columns-spanned="6" table:number-rows-spanned="1">
            <text:p>Remplir rapidement la cuve (moins de 15 s)</text:p>
          </table:table-cell>
          <table:covered-table-cell table:number-columns-repeated="5"/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éparation solutions" table:style-name="ta2">
        <office:forms form:automatic-focus="false" form:apply-design-mode="false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number-columns-repeated="2" table:default-cell-style-name="ce14"/>
        <table:table-column table:style-name="co18" table:default-cell-style-name="ce14"/>
        <table:table-column table:style-name="co8" table:number-columns-repeated="2" table:default-cell-style-name="ce14"/>
        <table:table-column table:style-name="co19" table:default-cell-style-name="ce14"/>
        <table:table-column table:style-name="co8" table:number-columns-repeated="1009" table:default-cell-style-name="ce14"/>
        <table:table-row table:style-name="ro2">
          <table:table-cell table:number-columns-repeated="7"/>
          <table:table-cell table:style-name="ce40"/>
          <table:table-cell table:number-columns-repeated="1016"/>
        </table:table-row>
        <table:table-row table:style-name="ro1">
          <table:table-cell table:style-name="ce16"/>
          <table:table-cell table:style-name="ce31" office:value-type="string" calcext:value-type="string">
            <text:p>Préparation des produits</text:p>
          </table:table-cell>
          <table:table-cell table:style-name="ce13" table:number-columns-repeated="1022"/>
        </table:table-row>
        <table:table-row table:style-name="ro2"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4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<text:span text:style-name="T1">Contenance de la cuve (pellicules)</text:span></text:p>
          </table:table-cell>
          <table:table-cell table:style-name="ce36" office:value-type="float" office:value="5" calcext:value-type="float">
            <text:p>5</text:p>
          </table:table-cell>
          <table:table-cell table:style-name="ce30"/>
          <table:table-cell table:style-name="ce29" table:number-columns-repeated="3"/>
          <table:table-cell table:style-name="ce4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Volume total de pellicules à traiter (unités)</text:p>
          </table:table-cell>
          <table:table-cell table:style-name="ce36" office:value-type="float" office:value="32" calcext:value-type="float">
            <text:p>32</text:p>
          </table:table-cell>
          <table:table-cell table:style-name="ce30"/>
          <table:table-cell table:style-name="ce29" table:number-columns-repeated="3"/>
          <table:table-cell table:style-name="ce4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Volume de liquide pour une pellicule (ml)</text:p>
          </table:table-cell>
          <table:table-cell table:style-name="ce37" office:value-type="float" office:value="290" calcext:value-type="float">
            <text:p>290</text:p>
          </table:table-cell>
          <table:table-cell table:style-name="ce30"/>
          <table:table-cell table:style-name="ce29" table:number-columns-repeated="3"/>
          <table:table-cell table:style-name="ce43"/>
          <table:table-cell table:style-name="ce29" table:number-columns-repeated="1016"/>
        </table:table-row>
        <table:table-row table:style-name="ro2"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43"/>
          <table:table-cell table:style-name="ce29" table:number-columns-repeated="1016"/>
        </table:table-row>
        <table:table-row table:style-name="ro2">
          <table:table-cell table:style-name="ce29"/>
          <table:table-cell table:style-name="ce32" office:value-type="string" calcext:value-type="string" table:number-columns-spanned="2" table:number-rows-spanned="1">
            <text:p>Général</text:p>
          </table:table-cell>
          <table:covered-table-cell table:style-name="ce38"/>
          <table:table-cell table:style-name="ce29" table:number-columns-repeated="4"/>
          <table:table-cell table:style-name="ce43"/>
          <table:table-cell table:style-name="ce29" table:number-columns-repeated="1016"/>
        </table:table-row>
        <table:table-row table:style-name="ro2">
          <table:table-cell/>
          <table:table-cell table:style-name="ce48" office:value-type="string" calcext:value-type="string">
            <text:p>Nombre de cuvées</text:p>
          </table:table-cell>
          <table:table-cell table:formula="of:=ROUNDUP([.$C$5]/[.C4])" office:value-type="float" office:value="7" calcext:value-type="float">
            <text:p>7</text:p>
          </table:table-cell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3" office:value-type="string" calcext:value-type="string">
            <text:p>(non arrondi)</text:p>
          </table:table-cell>
          <table:table-cell table:formula="of:=[.$C$5]/[.C4]" office:value-type="float" office:value="6.4" calcext:value-type="float">
            <text:p>6,4</text:p>
          </table:table-cell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8" office:value-type="string" calcext:value-type="string">
            <text:p>Volume de produit par cuve</text:p>
          </table:table-cell>
          <table:table-cell table:formula="of:=[.C4]*[.C6]" office:value-type="float" office:value="1450" calcext:value-type="float">
            <text:p>1450</text:p>
          </table:table-cell>
          <table:table-cell table:style-name="ce48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 table:number-columns-repeated="2"/>
          <table:table-cell table:style-name="ce37"/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Révélateur D76, utilisation en bain perdu 1:1</text:p>
          </table:table-cell>
          <table:covered-table-cell table:style-name="Default"/>
          <table:table-cell table:style-name="Default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8" office:value-type="string" calcext:value-type="string">
            <text:p>Conditionnement (g)</text:p>
          </table:table-cell>
          <table:table-cell table:style-name="ce48" office:value-type="float" office:value="415" calcext:value-type="float">
            <text:p>415</text:p>
          </table:table-cell>
          <table:table-cell table:style-name="Default"/>
          <table:table-cell table:number-columns-repeated="3"/>
          <table:table-cell table:style-name="ce40"/>
          <table:table-cell table:number-columns-repeated="1016"/>
        </table:table-row>
        <table:table-row table:style-name="ro4">
          <table:table-cell/>
          <table:table-cell table:formula="of:=&quot;Volume final pour &quot;&amp;[.C15]&amp;&quot; gr (ml)&quot;" office:value-type="string" office:string-value="Volume final pour 415 gr (ml)" calcext:value-type="string">
            <text:p>Volume final pour 415 gr (ml)</text:p>
          </table:table-cell>
          <table:table-cell table:style-name="ce48" office:value-type="float" office:value="3800" calcext:value-type="float">
            <text:p>3800</text:p>
          </table:table-cell>
          <table:table-cell table:style-name="ce48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Volume pour &quot;&amp;[.C5]&amp;&quot; pellicules en 1:1 (ml)&quot;" office:value-type="string" office:string-value="Volume pour 32 pellicules en 1:1 (ml)" calcext:value-type="string">
            <text:p>Volume pour 32 pellicules en 1:1 (ml)</text:p>
          </table:table-cell>
          <table:table-cell table:formula="of:=[.C6]*[.C5]" office:value-type="float" office:value="9280" calcext:value-type="float">
            <text:p>9280</text:p>
          </table:table-cell>
          <table:table-cell table:style-name="ce48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4" office:value-type="string" calcext:value-type="string">
            <text:p>Solution de travail (ml)</text:p>
          </table:table-cell>
          <table:table-cell table:formula="of:=[.C17]/2" office:value-type="float" office:value="4640" calcext:value-type="float">
            <text:p>4640</text:p>
          </table:table-cell>
          <table:table-cell table:style-name="ce48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4" office:value-type="string" calcext:value-type="string">
            <text:p>Eau (ml)</text:p>
          </table:table-cell>
          <table:table-cell table:formula="of:=[.C17]/2" office:value-type="float" office:value="4640" calcext:value-type="float">
            <text:p>4640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4"/>
          <table:table-cell/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Eau pour &quot; &amp;[.C5] &amp;&quot; pellicules (ml)&quot;" office:value-type="string" office:string-value="Eau pour 32 pellicules (ml)" calcext:value-type="string">
            <text:p>Eau pour 32 pellicules (ml)</text:p>
          </table:table-cell>
          <table:table-cell table:formula="of:=[.C18]" office:value-type="float" office:value="4640" calcext:value-type="float">
            <text:p>4640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Poids pour &quot; &amp;[.C5] &amp;&quot; pellicules (gr)&quot;" office:value-type="string" office:string-value="Poids pour 32 pellicules (gr)" calcext:value-type="string">
            <text:p>Poids pour 32 pellicules (gr)</text:p>
          </table:table-cell>
          <table:table-cell table:formula="of:=ROUNDUP([.C15]*[.C18]/[.C16])" office:value-type="float" office:value="507" calcext:value-type="float">
            <text:p>507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Fixateur Téténal Vario Fix</text:p>
          </table:table-cell>
          <table:covered-table-cell table:style-name="Default"/>
          <table:table-cell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48" office:value-type="string" calcext:value-type="string">
            <text:p>Conditionnement (g)</text:p>
          </table:table-cell>
          <table:table-cell table:style-name="ce48" office:value-type="float" office:value="500" calcext:value-type="float">
            <text:p>500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Volume final pour &quot;&amp;[.C25]&amp;&quot; gr, solution express (ml)&quot;" office:value-type="string" office:string-value="Volume final pour 500 gr, solution express (ml)" calcext:value-type="string">
            <text:p>Volume final pour 500 gr, solution express (ml)</text:p>
          </table:table-cell>
          <table:table-cell table:style-name="ce48" office:value-type="float" office:value="3500" calcext:value-type="float">
            <text:p>3500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48" office:value-type="string" calcext:value-type="string">
            <text:p>Capacité pour 1L (pellicules)</text:p>
          </table:table-cell>
          <table:table-cell table:style-name="ce48" office:value-type="float" office:value="12" calcext:value-type="float">
            <text:p>12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Capacité pour une cuve de &quot;&amp;[.C11]&amp;&quot; ml (pellicules)&quot;" office:value-type="string" office:string-value="Capacité pour une cuve de 1450 ml (pellicules)" calcext:value-type="string">
            <text:p>Capacité pour une cuve de 1450 ml (pellicules)</text:p>
          </table:table-cell>
          <table:table-cell table:style-name="ce39" table:formula="of:=ROUNDUP([.$C$11]*[.C27]/1000)" office:value-type="float" office:value="18" calcext:value-type="float">
            <text:p>18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Nombre de cuvées pour &quot;&amp;[.$C$5]&amp;&quot; pellicules&quot;" office:value-type="string" office:string-value="Nombre de cuvées pour 32 pellicules" calcext:value-type="string">
            <text:p>Nombre de cuvées pour 32 pellicules</text:p>
          </table:table-cell>
          <table:table-cell table:style-name="ce39" table:formula="of:=ROUNDUP([.$C$5]/[.C28])" office:value-type="float" office:value="2" calcext:value-type="float">
            <text:p>2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3"/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Eau pour &quot; &amp;[.C29] &amp;&quot; cuvées (ml)&quot;" office:value-type="string" office:string-value="Eau pour 2 cuvées (ml)" calcext:value-type="string">
            <text:p>Eau pour 2 cuvées (ml)</text:p>
          </table:table-cell>
          <table:table-cell table:formula="of:=[.C29]*[.$C$11]" office:value-type="float" office:value="2900" calcext:value-type="float">
            <text:p>2900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Poids pour &quot; &amp;[.C31] &amp;&quot; ml (gr)&quot;" office:value-type="string" office:string-value="Poids pour 2900 ml (gr)" calcext:value-type="string">
            <text:p>Poids pour 2900 ml (gr)</text:p>
          </table:table-cell>
          <table:table-cell table:formula="of:=ROUNDUP([.C31]*[.C25]/[.C26])" office:value-type="float" office:value="415" calcext:value-type="float">
            <text:p>415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Bain d’arrêt Tetenal Indicet 1:19</text:p>
          </table:table-cell>
          <table:covered-table-cell/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8" office:value-type="string" calcext:value-type="string">
            <text:p>Conditionnement (ml)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Volume final pour &quot;&amp;[.C35]&amp;&quot; ml (ml)&quot;" office:value-type="string" office:string-value="Volume final pour 1000 ml (ml)" calcext:value-type="string">
            <text:p>Volume final pour 1000 ml (ml)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48" office:value-type="string" calcext:value-type="string">
            <text:p>Capacité pour 1L (pellicules)</text:p>
          </table:table-cell>
          <table:table-cell table:style-name="ce48" office:value-type="float" office:value="12" calcext:value-type="float">
            <text:p>12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Capacité pour une cuve de &quot;&amp;[.C21]&amp;&quot; ml (pellicules)&quot;" office:value-type="string" office:string-value="Capacité pour une cuve de 4640 ml (pellicules)" calcext:value-type="string">
            <text:p>Capacité pour une cuve de 4640 ml (pellicules)</text:p>
          </table:table-cell>
          <table:table-cell table:style-name="ce39" table:formula="of:=ROUNDUP([.$C$11]*[.C37]/1000)" office:value-type="float" office:value="18" calcext:value-type="float">
            <text:p>18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Nombre de cuvées pour &quot;&amp;[.$C$5]&amp;&quot; pellicules&quot;" office:value-type="string" office:string-value="Nombre de cuvées pour 32 pellicules" calcext:value-type="string">
            <text:p>Nombre de cuvées pour 32 pellicules</text:p>
          </table:table-cell>
          <table:table-cell table:style-name="ce39" table:formula="of:=ROUNDUP([.$C$5]/[.C38])" office:value-type="float" office:value="2" calcext:value-type="float">
            <text:p>2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3"/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Eau pour &quot; &amp;[.C39] &amp;&quot; cuvées (ml)&quot;" office:value-type="string" office:string-value="Eau pour 2 cuvées (ml)" calcext:value-type="string">
            <text:p>Eau pour 2 cuvées (ml)</text:p>
          </table:table-cell>
          <table:table-cell table:formula="of:=[.C39]*[.$C$11]" office:value-type="float" office:value="2900" calcext:value-type="float">
            <text:p>2900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Poids pour &quot; &amp;[.C41] &amp;&quot; ml (ml)&quot;" office:value-type="string" office:string-value="Poids pour 2900 ml (ml)" calcext:value-type="string">
            <text:p>Poids pour 2900 ml (ml)</text:p>
          </table:table-cell>
          <table:table-cell table:formula="of:=ROUNDUP([.C41]*[.C35]/[.C36])" office:value-type="float" office:value="145" calcext:value-type="float">
            <text:p>145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au réctifiée (ml)</text:p>
          </table:table-cell>
          <table:table-cell table:formula="of:=[.C41]-[.C42]" office:value-type="float" office:value="2755" calcext:value-type="float">
            <text:p>2755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7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Auxiliaire de lavage 1:19</text:p>
          </table:table-cell>
          <table:covered-table-cell/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8" office:value-type="string" calcext:value-type="string">
            <text:p>Conditionnement (ml)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Volume final pour &quot;&amp;[.C46]&amp;&quot; ml (ml)&quot;" office:value-type="string" office:string-value="Volume final pour 1000 ml (ml)" calcext:value-type="string">
            <text:p>Volume final pour 1000 ml (ml)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48" office:value-type="string" calcext:value-type="string">
            <text:p>Capacité pour 1L (pellicules)</text:p>
          </table:table-cell>
          <table:table-cell table:style-name="ce48" table:formula="of:=60/0.03" office:value-type="float" office:value="2000" calcext:value-type="float">
            <text:p>2000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Capacité pour une cuve de &quot;&amp;[.C31]&amp;&quot; ml (pellicules)&quot;" office:value-type="string" office:string-value="Capacité pour une cuve de 2900 ml (pellicules)" calcext:value-type="string">
            <text:p>Capacité pour une cuve de 2900 ml (pellicules)</text:p>
          </table:table-cell>
          <table:table-cell table:style-name="ce39" table:formula="of:=ROUNDUP([.$C$11]*[.C48]/1000)" office:value-type="float" office:value="2900" calcext:value-type="float">
            <text:p>2900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Nombre de cuvées pour &quot;&amp;[.$C$5]&amp;&quot; pellicules&quot;" office:value-type="string" office:string-value="Nombre de cuvées pour 32 pellicules" calcext:value-type="string">
            <text:p>Nombre de cuvées pour 32 pellicules</text:p>
          </table:table-cell>
          <table:table-cell table:style-name="ce39" table:formula="of:=ROUNDUP([.$C$5]/[.C49])" office:value-type="float" office:value="1" calcext:value-type="float">
            <text:p>1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3"/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5" table:formula="of:=&quot;Eau pour &quot; &amp;[.C50] &amp;&quot; cuvées (ml)&quot;" office:value-type="string" office:string-value="Eau pour 1 cuvées (ml)" calcext:value-type="string">
            <text:p>Eau pour 1 cuvées (ml)</text:p>
          </table:table-cell>
          <table:table-cell table:formula="of:=[.C50]*[.$C$11]" office:value-type="float" office:value="1450" calcext:value-type="float">
            <text:p>1450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5" table:formula="of:=&quot;Poids pour &quot; &amp;[.C52] &amp;&quot; ml (ml)&quot;" office:value-type="string" office:string-value="Poids pour 1450 ml (ml)" calcext:value-type="string">
            <text:p>Poids pour 1450 ml (ml)</text:p>
          </table:table-cell>
          <table:table-cell table:formula="of:=ROUNDUP([.C52]*[.C46]/[.C47])" office:value-type="float" office:value="73" calcext:value-type="float">
            <text:p>73</text:p>
          </table:table-cell>
          <table:table-cell table:style-name="ce4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au réctifiée (ml)</text:p>
          </table:table-cell>
          <table:table-cell table:formula="of:=[.C52]-[.C53]" office:value-type="float" office:value="1377" calcext:value-type="float">
            <text:p>1377</text:p>
          </table:table-cell>
          <table:table-cell table:number-columns-repeated="4"/>
          <table:table-cell table:style-name="ce40"/>
          <table:table-cell table:number-columns-repeated="1016"/>
        </table:table-row>
        <table:table-row table:style-name="ro2" table:number-rows-repeated="47">
          <table:table-cell table:number-columns-repeated="7"/>
          <table:table-cell table:style-name="ce40"/>
          <table:table-cell table:number-columns-repeated="1016"/>
        </table:table-row>
        <table:table-row table:style-name="ro5" table:number-rows-repeated="1048446">
          <table:table-cell table:number-columns-repeated="1024"/>
        </table:table-row>
        <table:table-row table:style-name="ro6" table:number-rows-repeated="2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 style:data-style-name="N2" text:time-value="10:39:09.364461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6-18T12:35:30.622144438</dc:date>
    <meta:editing-duration>PT3H13M39S</meta:editing-duration>
    <meta:editing-cycles>21</meta:editing-cycles>
    <meta:document-statistic meta:table-count="2" meta:cell-count="129" meta:object-count="0"/>
  </office:meta>
</office:document-meta>
</file>